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5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../praca.html#wst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DejaVu San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DejaVu Sans1" fo:font-size="24pt" fo:font-weight="normal" style:font-name-asian="DejaVu Sans2" style:font-size-asian="24pt" style:font-weight-asian="bold" style:font-name-complex="DejaVu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ans" fo:font-size="18pt" fo:font-weight="normal" style:font-name-asian="DejaVu Sans2" style:font-size-asian="18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DejaVu Sans" fo:font-size="14pt" fo:font-weight="normal" style:font-name-asian="DejaVu Sans2" style:font-size-asian="14pt" style:font-weight-asian="bold" style:font-name-complex="DejaVu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DejaVu Sans" fo:font-size="12pt" fo:font-weight="normal" style:font-name-asian="DejaVu Sans2" style:font-size-asian="12pt" style:font-weight-asian="bold" style:font-name-complex="DejaVu Sans2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6T17:08:35</meta:creation-date>
    <dc:date>2010-04-11T19:08:30</dc:date>
    <meta:editing-duration>PT00H05M39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0" meta:word-count="0" meta:character-count="0"/>
  </office:meta>
</office:document-meta>
</file>